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SessionTests.closeWhenNotOp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ckJsSessionTests.closeWithWebSocketHandler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SessionTests.tryCloseWithWebSocketHandler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SessionTests.initSockJs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SessionTests.closeWithWriteFrame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SessionTests.delegateConnectionEstablish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SessionTests.scheduleAndCancelHeartbea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ckJsSessionTests.closeWhenNot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SessionTests.scheduleHeartbeatNot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JsSessionTests.delegateConnection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SessionTests.delegateMess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SessionTests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ockJsSessionTests.delegateMessagesEmptyAfterConnectionCl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ockJsSessionTests.send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SessionTests.writeFrameIo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SessionTests.getTimeSinceLast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ckJsSessionTests.delegateMessagesWith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ockJsSessionTests.sendHeartbeatWhenDis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ckJsSessionTests.delegat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JsSessionTests.write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